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416600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416600"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V3 - :33 &lt; oh god this is so great, they look like they are so much fun!</text:p>
      <text:p text:style-name="P1">:33 &lt; the humans!!!</text:p>
      <text:p text:style-name="P1">:33 &lt; the alien kids! come on karcat, you need to stop taking all these silly naps and get up to sp33d</text:p>
      <text:p text:style-name="P1">:33 &lt; but equius already furbid me from doing that :((</text:p>
      <text:p text:style-name="P1">:33 &lt; not that i am listening to him, but shhhhh! :33</text:p>
      <text:p text:style-name="P1">:33 &lt; yaaaaaaaaaaaaaaay!</text:p>
      <text:p text:style-name="P1">_</text:p>
      <text:p text:style-name="P1">VS1 - :33 &lt; *nepeta giggles at the spidergirls funny googly eye. she just cant s33m to get used to it!*</text:p>
      <text:p text:style-name="P1">:33 &lt; noooooo dont roleplay as mindfang! :((</text:p>
      <text:p text:style-name="P1">:33 &lt; you only do terrible things when you are her</text:p>
      <text:p text:style-name="P1">:33 &lt; why dont you pretend to be something cute for a change?</text:p>
      <text:p text:style-name="P1">:33 &lt; no its not! you only do terrible things as your spidersona too</text:p>
      <text:p text:style-name="P1">:33 &lt; i changed my mind, why dont we just not do any roleplaying instead</text:p>
      <text:p text:style-name="P1">_</text:p>
      <text:p text:style-name="P1">TP4 - :33 &lt; terezi!!! so tell me! who is your favorite?</text:p>
      <text:p text:style-name="P1">:33 &lt; human kid!</text:p>
      <text:p text:style-name="P1">:33 &lt; oh of course, you like akwete purrmusk with the black glasses!</text:p>
      <text:p text:style-name="P1">:33 &lt; he is pretty cute, but mine is jade</text:p>
      <text:p text:style-name="P1">:33 &lt; yes, i have tried to make friends with her, but so far she thinks i am just teasing her!!!!</text:p>
      <text:p text:style-name="P1">:33 &lt; its pretty furstrating. i will purrsevere though</text:p>
      <text:p text:style-name="P1">TP5 - :33 &lt; *the distinguished pouncellor nods in the most dignified and legal of manners at the dashing and well dressed legislacerator*</text:p>
      <text:p text:style-name="P1"><text:soft-page-break/>:33 &lt; *she double checks a series of impurrtant legal clawses and rubber stamps them with wild abandon for the most judicial sort of approval pawsible*</text:p>
      <text:p text:style-name="P1">:33 &lt; this all looks to be in order! *she said*</text:p>
      <text:p text:style-name="P1">:33 &lt; please follow me! :33</text:p>
      <text:p text:style-name="P1">:33 &lt; *she also said*</text:p>
      <text:p text:style-name="P1">TP6 - :33 &lt; here you go! f33l fr33 to borrow it as long as you like</text:p>
      <text:p text:style-name="P1">:33 &lt; oh! also as tempting as it may s33m, please dont go to sl33p in that comfy pile of wands there!</text:p>
      <text:p text:style-name="P1">:33 &lt; both prospit and derse dreamers have been banned from napping until further notice!</text:p>
      <text:p text:style-name="P1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29" meta:word-count="349" meta:character-count="1697"/>
    <meta:generator>OpenOffice/4.1.2$Win32 OpenOffice.org_project/412m3$Build-9782</meta:generator>
  </office:meta>
</office:document-meta>
</file>